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2" table:number-columns-repeated="4"/>
        </table:table-row>
        <table:table-row table:style-name="ro1">
          <table:table-cell office:value-type="string" calcext:value-type="string">
            <text:p>intUserPin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sed to store user p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SessionLogging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 all session information, obscured user’s name, once session is complete it dumps session information into LogFile_&lt;DATE:TIME&gt;.txt and dbSett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Identification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Used to store the information recorded from ID scan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rror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s the error type to be put into session strSession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xtDbConn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atabase connection 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AdminPinInpu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ores admin pin entry for use with key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Settings</text:p>
          </table:table-cell>
          <table:table-cell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Stores core information such as: Admin pin hash, SQL cconnection string, Logging information, API connection 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CurrentSession</text:p>
          </table:table-cell>
          <table:table-cell/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Stores strIdentification, intPin to verify against SQL results, strCurrent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CurrentPag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s current page the user is on for use in overri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Presented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Presents list of items user can pick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Selected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Saves s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Instruct</text:p>
          </table:table-cell>
          <table:table-cell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Sends sql command to foreign data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nSuccess</text:p>
          </table:table-cell>
          <table:table-cell/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ets success flag for whether or not the current function succeed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DTyp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olds type of ID to determine type of scanning and Ardunio sensors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rdInstruct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end instructions to Arduino to prepare for upcoming a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nType</text:p>
          </table:table-cell>
          <table:table-cell/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Name of but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ction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ser selected a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DCardTyp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enotes what type of ID card was recogniz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nHologram</text:p>
          </table:table-cell>
          <table:table-cell/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Returns true if a hologram was detec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eTimer</text:p>
          </table:table-cell>
          <table:table-cell/>
          <table:table-cell office:value-type="string" calcext:value-type="string">
            <text:p>date/time</text:p>
          </table:table-cell>
          <table:table-cell/>
          <table:table-cell office:value-type="string" calcext:value-type="string">
            <text:p>Keeps track of user session inactiv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Attempts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Records the number of failed attempts when the user enters their pin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4" office:value-type="string" calcext:value-type="string">
            <text:p>Optional – Used when verifying IDs with governments via API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nAuthCheck</text:p>
          </table:table-cell>
          <table:table-cell/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Returns from API if document is val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PICalls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Holds ID information to send off to API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21:44.84301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2:38:25.017000000</meta:creation-date>
    <dc:date>2020-03-09T15:25:46.650851641</dc:date>
    <meta:editing-duration>P1DT19H36M54S</meta:editing-duration>
    <meta:editing-cycles>3</meta:editing-cycles>
    <meta:generator>LibreOffice/6.1.5.2$Linux_X86_64 LibreOffice_project/10$Build-2</meta:generator>
    <meta:document-statistic meta:table-count="2" meta:cell-count="73" meta:object-count="0"/>
  </office:meta>
</office:document-meta>
</file>